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small-caps"/>
    </style:style>
    <style:style style:name="T4" style:family="text">
      <style:text-properties style:text-position="sub 58%"/>
    </style:style>
    <style:style style:name="T5" style:family="text">
      <style:text-properties fo:font-style="italic" style:font-style-asian="italic" style:font-style-complex="italic" style:text-position="sub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2">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3">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4">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5">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Text_20_body" style:list-style-name="L6">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7">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8">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9">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10">
    </style:style>
    <style:style style:name="P38" style:family="paragraph" style:parent-style-name="Text_20_body" style:list-style-name="L11">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12">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13">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Text_20_body" style:list-style-name="L14">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Text_20_body" style:list-style-name="L15">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Text_20_body" style:list-style-name="L16">
    </style:style>
    <style:style style:name="P56" style:family="paragraph" style:parent-style-name="Text_20_body" style:list-style-name="L17">
    </style:style>
    <style:style style:name="P57" style:family="paragraph" style:parent-style-name="Quotations">
      <style:paragraph-properties fo:margin-left="0.5in" fo:margin-right="0in" fo:text-indent="0in" style:auto-text-indent="false"/>
    </style:style>
    <style:style style:name="P58" style:family="paragraph" style:parent-style-name="Text_20_body" style:list-style-name="L18">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19">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Text_20_body" style:list-style-name="L20">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21">
    </style:style>
    <style:style style:name="P67" style:family="paragraph" style:parent-style-name="Quotations">
      <style:paragraph-properties fo:margin-left="0.5in" fo:margin-right="0in" fo:text-indent="0in" style:auto-text-indent="false"/>
    </style:style>
    <style:style style:name="P68" style:family="paragraph" style:parent-style-name="Text_20_body" style:list-style-name="L22">
    </style:style>
    <style:style style:name="P69" style:family="paragraph" style:parent-style-name="Quotations">
      <style:paragraph-properties fo:margin-left="0.5in" fo:margin-right="0in" fo:text-indent="0in" style:auto-text-indent="false"/>
    </style:style>
    <style:style style:name="P70" style:family="paragraph" style:parent-style-name="Quotations">
      <style:paragraph-properties fo:margin-left="0.5in" fo:margin-right="0in" fo:text-indent="0in" style:auto-text-indent="false"/>
    </style:style>
    <style:style style:name="P71" style:family="paragraph" style:parent-style-name="Text_20_body" style:list-style-name="L23">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24">
    </style:style>
    <style:style style:name="P74" style:family="paragraph" style:parent-style-name="Quotations">
      <style:paragraph-properties fo:margin-left="0.5in" fo:margin-right="0in" fo:text-indent="0in" style:auto-text-indent="false"/>
    </style:style>
    <style:style style:name="P75" style:family="paragraph" style:parent-style-name="Quotations">
      <style:paragraph-properties fo:margin-left="0.5in" fo:margin-right="0in" fo:text-indent="0in" style:auto-text-indent="false"/>
    </style:style>
    <style:style style:name="P76" style:family="paragraph" style:parent-style-name="Text_20_body" style:list-style-name="L25">
    </style:style>
    <style:style style:name="P77" style:family="paragraph" style:parent-style-name="Quotations">
      <style:paragraph-properties fo:margin-left="0.5in" fo:margin-right="0in" fo:text-indent="0in" style:auto-text-indent="false"/>
    </style:style>
    <style:style style:name="P78" style:family="paragraph" style:parent-style-name="Text_20_body" style:list-style-name="L26">
    </style:style>
    <style:style style:name="P79" style:family="paragraph" style:parent-style-name="Quotations">
      <style:paragraph-properties fo:margin-left="0.5in" fo:margin-right="0in" fo:text-indent="0in" style:auto-text-indent="false"/>
    </style:style>
  </office:automatic-styles>
  <office:body>
    <office:text>
      <text:p text:style-name="Title">Secondary Predicates in Biblical Hebrew</text:p>
      <text:h text:style-name="Heading_20_2" text:outline-level="2"><text:bookmark-start text:name="jacques-e.-j.-boulet-university-of-toronto"/>Jacques E. J. Boulet University of Toronto<text:bookmark-end text:name="jacques-e.-j.-boulet-university-of-toronto"/></text:h>
      <text:h text:style-name="Heading_20_2" text:outline-level="2"><text:bookmark-start text:name="the-second-workshop-on-biblical-hebrew-linguistics-and-philology-the-hebrew-university-of-jerusalem"/>The Second Workshop on Biblical Hebrew Linguistics and Philology, The Hebrew University of Jerusalem<text:bookmark-end text:name="the-second-workshop-on-biblical-hebrew-linguistics-and-philology-the-hebrew-university-of-jerusalem"/></text:h>
      <text:h text:style-name="Heading_20_2" text:outline-level="2"><text:bookmark-start text:name="june-27-2018"/>June 27, 2018<text:bookmark-end text:name="june-27-2018"/></text:h>
      <text:p text:style-name="P1"><text:span text:style-name="T1">Abstract</text:span></text:p>
      <text:p text:style-name="P1">In this presentation I take some first steps toward a full description of secondary predicates in Biblical Hebrew. Secondary predicates are phrases occurring under the scope of a main verb that share an argument with the verb and predicate something about that argument, either the subject or the object. I identify three kinds of secondary predicate in Biblical Hebrew: de- pictives, resultatives, and what I provisionally call ‘purposives.’ Depictives and resultatives may be from any non-finite word class, whereas purposives appear to be strictly nominal. Each type of secondary predicate should receive a distinct semantic representation. However, all three types share the same subject- and object-oriented syntactic structures. For syntactic structure I follow the unified approach to predication of Bowers (1993, 2001) to the effect that every kind of predication involves a Predication Phrase (PrP) structure. The head Pr may be phonologically null or it may be overt. In Biblical Hebrew the proclitic particles <text:span text:style-name="T2">bēth</text:span> and <text:span text:style-name="T2">lamed</text:span> may optionally realize Pr. <text:span text:style-name="T2">Bēth</text:span> is used to mark nominal predicates in copular clauses and in depictive and resultative secondary predicates. <text:span text:style-name="T2">Lamed</text:span> may mark resultative and purposive secondary predicates.</text:p>
      <text:p text:style-name="P1"><text:span text:style-name="T1">Contents</text:span></text:p>
      <text:list text:style-name="L1">
        <text:list-item>
          <text:p text:style-name="P3"><text:a xlink:type="simple" xlink:href="#introduction" office:name=""><text:span text:style-name="Definition">Introduction 1</text:span></text:a></text:p>
        </text:list-item>
        <text:list-item>
          <text:p text:style-name="P4"><text:a xlink:type="simple" xlink:href="#traditional-understanding-of-secondary-predi--cates-in-bh" office:name=""><text:span text:style-name="Definition">Traditional Understanding of Secondary Predicates in BH 1</text:span></text:a></text:p>
        </text:list-item>
        <text:list-item>
          <text:p text:style-name="P5"><text:a xlink:type="simple" xlink:href="#some-bh-data" office:name=""><text:span text:style-name="Definition">Some BH Data 3</text:span></text:a></text:p>
        </text:list-item>
        <text:list-item>
          <text:p text:style-name="P6"><text:a xlink:type="simple" xlink:href="#the-semantics-of-bh-secondary-predicates" office:name=""><text:span text:style-name="Definition">The Semantics of BH Secondary Predicates 6</text:span></text:a></text:p>
        </text:list-item>
        <text:list-item>
          <text:p text:style-name="P7"><text:a xlink:type="simple" xlink:href="#the-syntax-of-bh-secondary-predicates" office:name=""><text:span text:style-name="Definition">The Syntax of BH Secondary Predicates 7</text:span></text:a></text:p>
        </text:list-item>
        <text:list-item>
          <text:p text:style-name="P8"><text:a xlink:type="simple" xlink:href="#conclusion" office:name=""><text:span text:style-name="Definition">Conclusion 9</text:span></text:a></text:p>
        </text:list-item>
      </text:list>
      <text:p text:style-name="P9"><text:span text:style-name="T2">This research was supported by the Social Sciences and Humanities Research Council of Canada.</text:span></text:p>
      <text:p text:style-name="First_20_paragraph"><draw:frame draw:name="img1" svg:width="4.75657in" svg:height="0.2325in"><draw:image xlink:href="Pictures/0.jpg" xlink:type="simple" xlink:show="embed" xlink:actuate="onLoad"/></draw:frame></text:p>
      <text:h text:style-name="Heading_20_1" text:outline-level="1"><text:bookmark-start text:name="introduction"/>Introduction<text:bookmark-end text:name="introduction"/></text:h>
      <text:p text:style-name="P10">This presentation represents some first steps toward a full description of secondary predicates in Biblical Hebrew. I will begin by summarizing the state of affairs as regards the traditional understanding in Biblical Hebrew studies of what linguists call secondary predicates. Then I will present some data, from which I will argue that Biblical Hebrew displays at least three distinct types of secondary predicates, namely depictives, resultatives, and what I am provisionally calling ‘purposives.’ Each of these three types should receive a distinct semantic representation, although they share the same syntactic structures. The two syntactic structures available for secondary predicates are not distinguished by semantic type, but rather by their basic orientation, whether subject- or object-oriented.</text:p>
      <text:p text:style-name="P10">Finally, I will argue that Biblical Hebrew provides support for the unified ap-</text:p>
      <text:p text:style-name="P10">proach to predication proposed by Bowers (1993, 2001). In particular, the proclitic particles <text:span text:style-name="T2">bēth</text:span> and <text:span text:style-name="T2">lamed</text:span>, which usually serve as the prepositions ‘in’ and ‘to’ respec- tively, are shown to optionally realize the head Pr of a Predication Phrase in certain circumstances. <text:span text:style-name="T2">Bēth</text:span> appears to realize Pr in both depictives and resultatives, as well as copular clauses. <text:span text:style-name="T2">Lamed</text:span> serves the same function in purposives and resulta- tives. Cross-linguistic support for this analysis can be found in Arabic, Egyptian, and Scottish Gaelic.</text:p>
      <text:h text:style-name="Heading_20_1" text:outline-level="1"><text:bookmark-start text:name="traditional-understanding-of-secondary-predi--cates-in-bh"/>Traditional Understanding of Secondary Predi- cates in BH<text:bookmark-end text:name="traditional-understanding-of-secondary-predi--cates-in-bh"/></text:h>
      <text:p text:style-name="P11">Rothstein (2011, 1442) defines secondary predicates as follows:</text:p>
      <text:p text:style-name="P11">Secondary predicates are one place non-verbal predicate expressions which occur under the scope of a main verb. Crucially, they share an argument with the main verb, the subject of the secondary predicate being either the subject or the direct object of the matrix verb.</text:p>
      <text:p text:style-name="P11">I am unaware of any work dedicated specifically to secondary predicates in Bib- lical Hebrew. Nevertheless, the basic concept has not gone completely unnoticed. Perhaps the earliest mention available in English is also the most impressive. The classic dictionary Brown-Driver-Briggs, dating to 1906, has a single mention of the phrase ‘secondary predicate.’1 This mention is located under the entry for the parti- cle <text:span text:style-name="T2">bēth</text:span>, where they explain that <text:span text:style-name="T2">bēth</text:span> may be used to introduce a primary predicate</text:p>
      <text:p text:style-name="P11">– that is, in a copular clause – or a secondary predicate. Among their examples are (1) and (2) for primary and secondary predicates respectively, examples which</text:p>
      <text:p text:style-name="P11">1. BDB 1906, 89.</text:p>
      <text:p text:style-name="P11">are classic in the treatment of the so-called <text:span text:style-name="T2">bēth essentiae</text:span>,2 which I believe is better called <text:span text:style-name="T2">bēth of predication</text:span>.3 Notice that in both cases the <text:span text:style-name="T2">b̄eth of predication</text:span> marks a noun phrase predicate, something that seems to characterize its general usage.</text:p>
      <text:list text:style-name="L2">
        <text:list-item>
          <text:p text:style-name="P12"><text:span text:style-name="T2">Bēth</text:span> Marking Copular Predicate:</text:p>
        </text:list-item>
      </text:list>
      <text:p text:style-name="P13">ֽ?י־אt ֵהי Çבי֙ fiע ְז ִ ֔רי</text:p>
      <text:p text:style-name="First_20_paragraph"><text:line-break/>ִליע ֑ ֶזר א</text:p>
      <text:p text:style-name="Text_20_body"><text:line-break/>הא ָ ֖חד</text:p>
      <text:p text:style-name="Text_20_body"><text:line-break/>ו ֵ ֥?ם</text:p>
      <text:p text:style-name="P14">wə-šēm hā-ʾeḥād ʾĕlîʿezer kî</text:p>
      <text:p text:style-name="P14">ʾĕlōhê ʾāb-î bə-ʿezr-î</text:p>
      <text:p text:style-name="P14">and-name the-one Eliezer because God father-my <text:span text:style-name="T3">pred</text:span>-help-my</text:p>
      <text:p text:style-name="P14">‘And the name of the (other) one (was) Eliezer, because “The God of my father (was) my help.”’ (Exod 18:4)</text:p>
      <text:list text:style-name="L3">
        <text:list-item>
          <text:p text:style-name="P15"><text:span text:style-name="T2">Bēth</text:span> Marking Depictive SP:</text:p>
        </text:list-item>
      </text:list>
      <text:p text:style-name="P16">ָר ָ ֛הם אל־י ְצ ָ ֥חק ו ֶ ֽאל־יע ֖ ֹקב fi ֵא֣ל ? ָ ֑fiי אל־Cב</text:p>
      <text:p text:style-name="First_20_paragraph"><text:line-break/>וא ָ ֗רא</text:p>
      <text:p text:style-name="P17">wā-ʾērāʾ ʾel=ʾabrāham ʾel=yiṣḥaq wə-ʾel=yaʾăqōb</text:p>
      <text:p text:style-name="P17">and-1sg.<text:span text:style-name="T3">pst</text:span>.appear to=Abraham bə-ʾel šaddai</text:p>
      <text:p text:style-name="P17"><text:span text:style-name="T3">pred</text:span>-El Shaddai</text:p>
      <text:p text:style-name="P17">to=Isaac</text:p>
      <text:p text:style-name="P17">and-to=Jacob</text:p>
      <text:p text:style-name="P17">‘I appeared to Abraham, to Isaac, and to Jacob as El Shaddai.’ (Exod 6:3)</text:p>
      <text:p text:style-name="P17">In making these identifications, Brown-Driver-Briggs demonstrates strong intu- itions, but they do little to define secondary predication. A more useful definition – though under a different name – is available from Joüon (1947) from at least the 1947 second edition of his Biblical Hebrew grammar. In his description of the accusative in Biblical Hebrew, Joüon introduces what he calls a ‘predicate accusative of state,’4 which he describes as the addition of a complementary phrase to a verbal proposi- tion which expresses a state or quality of the subject or object. This definition is essentially the same as that given by contemporary linguists for depictive secondary predicates,5 and indeed I find that most of Joüon’s listed examples can be classified as depictives.</text:p>
      <text:p text:style-name="P17">By ‘depictive,’ I mean a phrase which specifies the state of the subject or object of</text:p>
      <text:p text:style-name="P17">the main verb while that main event is ongoing. This is in contrast to ‘resultatives,’ which also specify the state of a shared argument, but one which holds as a result of the main event.</text:p>
      <text:p text:style-name="P17">Finally, I am also aware of the more recent ETCBC database where some sec- ondary predicates are tagged with the term ‘predicative adjunct.’6 However, they</text:p>
      <text:list text:style-name="L4">
        <text:list-item>
          <text:p text:style-name="P18">See for example Joüon 1923; Jenni 1997.</text:p>
        </text:list-item>
        <text:list-item>
          <text:p text:style-name="P18">See Boulet 2018.</text:p>
        </text:list-item>
        <text:list-item>
          <text:p text:style-name="P18">Or, <text:span text:style-name="T2">accusatif prédicatif d’état; see</text:span> Joüon 1947, §126a.</text:p>
        </text:list-item>
        <text:list-item>
          <text:p text:style-name="P18">Cf. Rothstein 2011.</text:p>
        </text:list-item>
        <text:list-item>
          <text:p text:style-name="P18">My access to this database has been through the ETCBC syntax module for OakTree software’s Accordance program. ETCBC stands for the Eep Talstra Center for Bible and Computer, previously known as the Werkgroep Informatica Vrije Universiteit (WIVU).</text:p>
        </text:list-item>
      </text:list>
      <text:p text:style-name="P19">provide no definition for this term, nor are they systematic in their tagging. I am aware of many examples similar to their own that they have not tagged. Neither do they distinguish between different types of secondary predicates. Depictives, resul- tatives, and purposives all receive the same label.</text:p>
      <text:h text:style-name="Heading_20_1" text:outline-level="1"><text:bookmark-start text:name="some-bh-data"/>Some BH Data<text:bookmark-end text:name="some-bh-data"/></text:h>
      <text:p text:style-name="P20">Let me now present some data. Perhaps unsurprisingly, Biblical Hebrew attests de- pictives and resultatives, as do many languages. Joüon (1947, §126a) noted decades ago that BH depictives may be substantives, adjectives, or participles, as in example (3):</text:p>
      <text:list text:style-name="L5">
        <text:list-item>
          <text:p text:style-name="P21">Depictives:</text:p>
          <text:list>
            <text:list-item>
              <text:p text:style-name="P21">Substantive:</text:p>
            </text:list-item>
          </text:list>
        </text:list-item>
      </text:list>
      <text:p text:style-name="First_20_paragraph">גדfi ִדים</text:p>
      <text:p text:style-name="P22">֣אfi י ְצ</text:p>
      <text:p text:style-name="First_20_paragraph">וא ָרם֙</text:p>
      <text:p text:style-name="P23">wa-ʾărām yāṣəʾ-û</text:p>
      <text:p text:style-name="P23">gədûd-îm</text:p>
      <text:p text:style-name="P23">and-Aram go.out.<text:span text:style-name="T3">pfv</text:span>-3<text:span text:style-name="T3">pl</text:span> raider-<text:span text:style-name="T3">mpl</text:span></text:p>
      <text:p text:style-name="P23">‘And Aram went out (as) raiders.’ (2 Kgs 5:2)</text:p>
      <text:list text:style-name="L6">
        <text:list-item>
          <text:p text:style-name="P24">Adjective:</text:p>
        </text:list-item>
      </text:list>
      <text:p text:style-name="First_20_paragraph">יהו ֑ה</text:p>
      <text:p text:style-name="Text_20_body"><text:line-break/>ֵרי ָקם ה?יב֣ ִני ו</text:p>
      <text:p text:style-name="Text_20_body"><text:line-break/>ַל ְכ ִ?י ה ֔</text:p>
      <text:p text:style-name="P25"><text:line-break/>ָא֣ה מל</text:p>
      <text:p text:style-name="First_20_paragraph"><text:line-break/>א ִני֙</text:p>
      <text:p text:style-name="P26">ʾănî məlēʾ-â hālak-tî wə-rêqām hĕšîba-nî</text:p>
      <text:p text:style-name="P26">I full.<text:span text:style-name="T3">adj</text:span>-fsg go.<text:span text:style-name="T3">pfv</text:span>-1sg and-empty.<text:span text:style-name="T3">adv</text:span> <text:span text:style-name="T3">ca</text:span>us.return.<text:span text:style-name="T3">pfv</text:span>.3<text:span text:style-name="T3">msg</text:span>-1sg</text:p>
      <text:p text:style-name="P26">yhwh YHWH</text:p>
      <text:p text:style-name="P26">‘I went (out) full, but the <text:span text:style-name="T3">Lord</text:span> brought me back empty.’7 (Ruth 1:21)</text:p>
      <text:list text:style-name="L7">
        <text:list-item>
          <text:p text:style-name="P27">Participle:</text:p>
        </text:list-item>
      </text:list>
      <text:p text:style-name="First_20_paragraph">תח Çהלt</text:p>
      <text:p text:style-name="Text_20_body"><text:line-break/>ָ֔תיו ֖אי? ל ֶפ֣ ח</text:p>
      <text:p text:style-name="P28">fiְ ?</text:p>
      <text:p text:style-name="First_20_paragraph"><text:line-break/>ל ִמ</text:p>
      <text:p text:style-name="Text_20_body"><text:line-break/>fiכה֙</text:p>
      <text:p text:style-name="Text_20_body"><text:line-break/>ה ֗ ָעם</text:p>
      <text:p text:style-name="Text_20_body"><text:line-break/>את־</text:p>
      <text:p text:style-name="Text_20_body"><text:line-break/>מ ֶ?ה</text:p>
      <text:p text:style-name="Text_20_body"><text:line-break/>ו ִ?fi ַ֨מע</text:p>
      <text:p text:style-name="P29">way-y-išmaʿ</text:p>
      <text:p text:style-name="P29">mōšê</text:p>
      <text:p text:style-name="P29">ʾet=hā-ʿām</text:p>
      <text:p text:style-name="First_20_paragraph">bōkê</text:p>
      <text:p text:style-name="P30">lə-mišpəḥōtāy-w</text:p>
      <text:p text:style-name="P30">and-3<text:span text:style-name="T3">m</text:span>.<text:span text:style-name="T3">pst</text:span>-hear.sg Moses <text:span text:style-name="T3">dom</text:span>=the-people.<text:span text:style-name="T3">msg</text:span> weep.<text:span text:style-name="T3">ptcp</text:span>.<text:span text:style-name="T3">msg</text:span> by-clans-3<text:span text:style-name="T3">msg</text:span></text:p>
      <text:p text:style-name="P30">ʾîš lə-petaḥ ʾohŏl-ô</text:p>
      <text:p text:style-name="P30">man at-entrance tent-3<text:span text:style-name="T3">msg</text:span></text:p>
      <text:p text:style-name="P30">‘And Moses heard the people weeping throughout their clans, (each) man at the entrance of his tent.’ (Num 11:10)</text:p>
      <text:list text:style-name="L8">
        <text:list-item>
          <text:p text:style-name="P31">Traditionally <text:span text:style-name="T2">rêqām</text:span> is labelled ‘adverb’ due to the <text:span text:style-name="T2">-ām</text:span> ending, but the dictionaries list the adjectival meaning ‘empty.’</text:p>
        </text:list-item>
      </text:list>
      <text:p text:style-name="P32">Comparing (2) and (3a), as well as other examples, I suggest that proclitic <text:span text:style-name="T2">bēth</text:span> is optionally used to mark substantive depictives. Adding number (1), which marks the predicate of a null copula, and number (4), which could be interpreted as a resultative, I propose further that <text:span text:style-name="T2">bēth</text:span> may be optionally employed as a nominal predicate marker in general.</text:p>
      <text:list text:style-name="L9">
        <text:list-item>
          <text:p text:style-name="P33"><text:span text:style-name="T2">Bēth</text:span> Marking Resultative SP:</text:p>
        </text:list-item>
      </text:list>
      <text:p text:style-name="P34">naʿăsê</text:p>
      <text:p text:style-name="P34">ʾādām</text:p>
      <text:p text:style-name="P34">bə-ṣalmē-nû</text:p>
      <text:p text:style-name="First_20_paragraph"><text:line-break/>ְדמfiת֑נfi ?</text:p>
      <text:p text:style-name="P35">ki-dmûtē-nû</text:p>
      <text:p text:style-name="P35"><text:line-break/>ְל ֵ ֖מנfi fiצ</text:p>
      <text:p text:style-name="First_20_paragraph"><text:line-break/>ֽנע ֶ ֥?ה Ç ָדם</text:p>
      <text:p text:style-name="P36">1<text:span text:style-name="T3">pl</text:span>.<text:span text:style-name="T3">ipfv</text:span>.make human <text:span text:style-name="T3">pred</text:span>-image-our as-likeness-our</text:p>
      <text:p text:style-name="P36">‘Let us make humanity our image after our (own) likeness.’ (Gen 1:26)</text:p>
      <text:p text:style-name="P36">From my own data I can show that resultatives may also be from any of the three categories listed by Joüon, as in, for example, Gen 6:4, Exod 37:29, and Exod 39:9 respectively. We may therefore extend from depictives to resultatives the claim by Schultze-Berndt and Himmelmann (2004, 124) that depictives may be from any word class that can serve as non-finite predicates.</text:p>
      <text:list text:style-name="L10">
        <text:list-item>
          <text:p text:style-name="P37">Resultatives:</text:p>
        </text:list-item>
      </text:list>
      <text:list text:style-name="L11">
        <text:list-item>
          <text:p text:style-name="P38">Substantive: Gen 6:4</text:p>
        </text:list-item>
        <text:list-item>
          <text:p text:style-name="P38">Adjective: Exod 37:29</text:p>
        </text:list-item>
        <text:list-item>
          <text:p text:style-name="P38">(Passive) Participle: Exod 39:29</text:p>
        </text:list-item>
      </text:list>
      <text:p text:style-name="P39">I have one example, number (6), that may perhaps be a prepositional phrase resultative, and your input on this case would be welcome:</text:p>
      <text:list text:style-name="L12">
        <text:list-item>
          <text:p text:style-name="P40">Resultative PP (?):</text:p>
        </text:list-item>
      </text:list>
      <text:p text:style-name="First_20_paragraph">ו ִfi ְצ ֨ ֹfiר יt ֵסף ֛fiר ?חtל ה ָfi֖ם ה ְר ֵfi֣ה מ ֑ ֹאד</text:p>
      <text:p text:style-name="P41">way-yiṣbōr</text:p>
      <text:p text:style-name="P41">yôsēp</text:p>
      <text:p text:style-name="P41">bār</text:p>
      <text:p text:style-name="P41">kə-ḥôl hay-yām harbê məʾōd</text:p>
      <text:p text:style-name="P41">and-3<text:span text:style-name="T3">msg</text:span>.<text:span text:style-name="T3">pst</text:span>.heap.up Joseph grain as-sand the-sea abundant much</text:p>
      <text:p text:style-name="P41">‘And Joseph heaped up grain like the sand of the sea, very abundant.’ (Gen 41:49)</text:p>
      <text:p text:style-name="First_20_paragraph">That is, it would be a resultative according to the interpretation that the result of Joseph’s act of heaping was that the grain was like the sand of the sea for abundance.</text:p>
      <text:p text:style-name="P42">In addition to the cases already presented, there is a relatively large collection of secondary predicates that seem to me to fit uncomfortably under the categories depictive or resultative. I am tentatively calling these ‘purposives,’ due to the fact that they seem to share a sense of intent or purpose. That is, the event described by</text:p>
      <text:p text:style-name="P42">the main verb seems to be done specifically to produce a particular state in either the subject or the object. Purposives share some interesting features. First, they are exclusively nominal. Second, they may be optionally marked by the proclitic particle <text:span text:style-name="T2">lamed</text:span>. For instance, consider the pair in example (7):</text:p>
      <text:list text:style-name="L13">
        <text:list-item>
          <text:p text:style-name="P43">a. Unmarked:</text:p>
        </text:list-item>
      </text:list>
      <text:p text:style-name="First_20_paragraph">ליה ָוה</text:p>
      <text:p text:style-name="Text_20_body"><text:line-break/>ְק ִ ֥ריב ֽריח־ניח ַח ?</text:p>
      <text:p text:style-name="Text_20_body"><text:line-break/>ה ִ ֑הין</text:p>
      <text:p text:style-name="Text_20_body"><text:line-break/>? ִל ִ ֣?ית</text:p>
      <text:p text:style-name="P44"><text:line-break/>ֶסź ל ֶ?֖</text:p>
      <text:p text:style-name="First_20_paragraph"><text:line-break/>ו ַי֥ ִין</text:p>
      <text:p text:style-name="P45">wə-yayin</text:p>
      <text:p text:style-name="P45">l-an-nesek</text:p>
      <text:p text:style-name="P45">šəlīšît ha-hin</text:p>
      <text:p text:style-name="P45">t-aqrîb</text:p>
      <text:p text:style-name="P45">and-wine for-the-drink.offering third the-hin 2.<text:span text:style-name="T3">ipfv</text:span>-offer.<text:span text:style-name="T3">msg</text:span></text:p>
      <text:p text:style-name="P45">rêaḥ=nîḥōaḥ l-yhwh</text:p>
      <text:p text:style-name="P45">aroma=appeasement for-YHWH</text:p>
      <text:p text:style-name="P45">‘And (regarding) wine for the drink offering, you will offer the third part of a hin (as) a pleasing aroma for the <text:span text:style-name="T3">Lord</text:span>.’ (Num 15:7)</text:p>
      <text:p text:style-name="P45">b. Marked with <text:span text:style-name="T2">lamed</text:span>:</text:p>
      <text:p text:style-name="First_20_paragraph">ו ִה ְק ִ ֣טיר ה ֵחלב ל ֵ ֥ריח ניח ַח ליה ָוה</text:p>
      <text:p text:style-name="P46">wə-hiqṭîr ha-ḥēleb lə-rêaḥ nîḥōaḥ</text:p>
      <text:p text:style-name="P46">and.irr-offer.by.burning.3<text:span text:style-name="T3">msg</text:span> the-fat l-yhwh</text:p>
      <text:p text:style-name="P46">for-YHWH</text:p>
      <text:p text:style-name="P46">as-aroma appeasement</text:p>
      <text:p text:style-name="P46">‘And he will offer the fat as a pleasing aroma for the <text:span text:style-name="T3">Lord</text:span>.’ (Lev 17:6)</text:p>
      <text:p text:style-name="P46">Purposives are often object-oriented and might be taken by some to be resulta- tives. However, consider example (8):</text:p>
      <text:list text:style-name="L14">
        <text:list-item>
          <text:p text:style-name="P47">Subject-Oriented Purposive:</text:p>
        </text:list-item>
      </text:list>
      <text:p text:style-name="First_20_paragraph">י ְד ֑ ֹרfi?</text:p>
      <text:p text:style-name="Text_20_body"><text:line-break/>א ָ ֖ליו tfiי֣ם</text:p>
      <text:p text:style-name="Text_20_body"><text:line-break/>ע ִ֔?ים</text:p>
      <text:p text:style-name="P48"><text:line-break/>֣ס לֵנ</text:p>
      <text:p text:style-name="First_20_paragraph"><text:line-break/>עמד֙</text:p>
      <text:p text:style-name="Text_20_body"><text:line-break/>ֶ ֤?ר א</text:p>
      <text:p text:style-name="Text_20_body"><text:line-break/>י ַ?י</text:p>
      <text:p text:style-name="Text_20_body"><text:line-break/>ֶר? ֹ?</text:p>
      <text:p text:style-name="Text_20_body"><text:line-break/>ההfiא</text:p>
      <text:p text:style-name="P49">םtfi֣ fi</text:p>
      <text:p text:style-name="First_20_paragraph"><text:line-break/>וה ָיה֙</text:p>
      <text:p text:style-name="P50">wə-hāyâ</text:p>
      <text:p text:style-name="P50">b-ay-yôm</text:p>
      <text:p text:style-name="P50">ha-hûʾ</text:p>
      <text:p text:style-name="P50">šōreš yišāy ʾăšer ʿōmēd</text:p>
      <text:p text:style-name="P50">and-3<text:span text:style-name="T3">msg</text:span>.irr.be in-the-day the-that root</text:p>
      <text:p text:style-name="P50">Jesse who</text:p>
      <text:p text:style-name="P50">stand.<text:span text:style-name="T3">ptcp</text:span></text:p>
      <text:p text:style-name="P50">lə-nēs ʿammîm ʾēl-āyw gôyîm yidrōšû</text:p>
      <text:p text:style-name="P50">for-sign nations to-him peoples 3<text:span text:style-name="T3">pl</text:span>.<text:span text:style-name="T3">ipfv</text:span>.seek</text:p>
      <text:p text:style-name="P50">‘And on that day the root of Jesse, who stands as a sign (for) nations – him the peoples will seek.’ (Isa 11:10)</text:p>
      <text:p text:style-name="P50">Here <text:span text:style-name="T2">lənēs ʿammim</text:span> is a subject-oriented secondary predicate that is unlikely to be a resultative. One may argue that it is a depictive, and that <text:span text:style-name="T2">lamed</text:span>, like <text:span text:style-name="T2">beth</text:span>, is a general predicate marker. If so, then it may be that in Biblical Hebrew the choice of particle is conditioned by the main verb, just as Gardiner (1957, §84) suggests for the particles <text:span text:style-name="T2">m</text:span> and <text:span text:style-name="T2">r</text:span> in Egyptian. At the moment, however, I believe that examples (7)</text:p>
      <text:p text:style-name="P50">and (8) have more in common with each other than either one has with resultatives or depictives. It is for that reason that I suggest the category ‘purposive.’</text:p>
      <text:p text:style-name="P50">Note, however, that <text:span text:style-name="T2">lamed</text:span> seems also to be used to mark some resultatives. In (9), Laban’s meager estate, which is the referent of the null subject pronoun in the second clause, becomes an abundance as a result of Jacob’s involvement.</text:p>
      <text:list text:style-name="L15">
        <text:list-item>
          <text:p text:style-name="P51"><text:span text:style-name="T2">Lamed</text:span> Marking Resultative SP:</text:p>
        </text:list-item>
      </text:list>
      <text:p text:style-name="First_20_paragraph">לפ ַני֙ ו ִfi ְפ ֣ ֹרץ ל ֔ ֹרב</text:p>
      <text:p text:style-name="P52">flל</text:p>
      <text:p text:style-name="First_20_paragraph"><text:line-break/>א?ר־ה ָ֨יה</text:p>
      <text:p text:style-name="Text_20_body"><text:line-break/>מעט֩</text:p>
      <text:p text:style-name="Text_20_body"><text:line-break/>֡?י</text:p>
      <text:p text:style-name="P53">kî məʿaṭ ʾăšer=hāyâ lə-ka</text:p>
      <text:p text:style-name="P53">ləpān-ay way-yiprōṣ</text:p>
      <text:p text:style-name="P53">lā-rōb</text:p>
      <text:p text:style-name="P53">for little which=was to-you before-me and-3<text:span text:style-name="T3">msg</text:span>.<text:span text:style-name="T3">pst</text:span>.burst to-abundance</text:p>
      <text:p text:style-name="P53">‘For what was yours (was but) little before me, but (then) it burst into abundance.’ (Gen 30:30)</text:p>
      <text:p text:style-name="P53">A final observation about secondary predicates is that they are, as a rule, never determined by the article <text:span text:style-name="T2">ha-</text:span>, although they may be determined by a pronoun suffix or by a proper noun. If anyone knows why that is, please let me know.</text:p>
      <text:h text:style-name="Heading_20_1" text:outline-level="1"><text:bookmark-start text:name="the-semantics-of-bh-secondary-predicates"/>The Semantics of BH Secondary Predicates<text:bookmark-end text:name="the-semantics-of-bh-secondary-predicates"/></text:h>
      <text:p text:style-name="P54">If there are indeed three kinds of secondary predicate, then each type should be dis- tinguishable in the semantic representation. The following is by no means a finished analysis, but it serves to communicate my general direction. Given a situation in- volving the eventualities e<text:span text:style-name="T4">1</text:span> and e<text:span text:style-name="T4">2</text:span>, where e<text:span text:style-name="T4">1</text:span> is the event specified by the main verb and e<text:span text:style-name="T4">2</text:span> is the state specified by the secondary predicate, consider the general case in (10a), ignoring thematic relations. What (10a) communicates is that ‘there exists two events e<text:span text:style-name="T4">1</text:span> and e<text:span text:style-name="T4">2</text:span> such that e<text:span text:style-name="T4">1</text:span> is the main event and e<text:span text:style-name="T4">2</text:span> is a secondary predicate and there exists some relationship between e<text:span text:style-name="T4">1</text:span> and e<text:span text:style-name="T4">2</text:span>.’</text:p>
      <text:list text:style-name="L16">
        <text:list-item>
          <text:p text:style-name="P55">a. <text:span text:style-name="T2">∃</text:span>e<text:span text:style-name="T4">1</text:span><text:span text:style-name="T2">∃</text:span>e<text:span text:style-name="T4">2</text:span>[main-event(e<text:span text:style-name="T4">1</text:span>) &amp; secondary-predicate(e<text:span text:style-name="T4">2</text:span>) &amp; Relationship(e<text:span text:style-name="T5">x</text:span>, e<text:span text:style-name="T5">y</text:span>)…]</text:p>
        </text:list-item>
      </text:list>
      <text:list text:style-name="L17">
        <text:list-item>
          <text:p text:style-name="P56">Definitions of Relationship(e<text:span text:style-name="T5">x</text:span>, e<text:span text:style-name="T5">y</text:span>):</text:p>
          <text:list>
            <text:list-item>
              <text:p text:style-name="P56">Depictive: Comtemporaneous(e<text:span text:style-name="T4">2</text:span>, e<text:span text:style-name="T4">1</text:span>)</text:p>
            </text:list-item>
          </text:list>
        </text:list-item>
      </text:list>
      <text:p text:style-name="P57">= ‘state e<text:span text:style-name="T4">2</text:span> holds contemporaneously with event e<text:span text:style-name="T4">1</text:span>’</text:p>
      <text:list text:style-name="L18">
        <text:list-item>
          <text:p text:style-name="P58">Resultative: Cause(e<text:span text:style-name="T4">1</text:span>, e<text:span text:style-name="T4">2</text:span>)</text:p>
        </text:list-item>
      </text:list>
      <text:p text:style-name="P59">= ‘event e<text:span text:style-name="T4">1</text:span> is the cause of state e<text:span text:style-name="T4">2</text:span>’</text:p>
      <text:list text:style-name="L19">
        <text:list-item>
          <text:p text:style-name="P60">Purposive: Underlying-Purpose(e<text:span text:style-name="T4">2</text:span>, e<text:span text:style-name="T4">1</text:span>)</text:p>
        </text:list-item>
      </text:list>
      <text:p text:style-name="P61">= ‘state e<text:span text:style-name="T4">2</text:span> is the underlying purpose motivating event e<text:span text:style-name="T4">1</text:span>’</text:p>
      <text:p text:style-name="P61">Each kind of secondary predicate has its own distinct relationship to the main event. Depictives are states which hold contemporaneously with the main event. Resultatives are states which hold as a result of the main event. One can also state that with a resultative the main event is the cause of the resulting state. Purposives may be understood as the semantic opposite of resultatives. With a purposive, the main event occurs in order to realize a state. One can state that a purposive is the underlying purpose motivating the main event.</text:p>
      <text:h text:style-name="Heading_20_1" text:outline-level="1"><text:bookmark-start text:name="the-syntax-of-bh-secondary-predicates"/>The Syntax of BH Secondary Predicates<text:bookmark-end text:name="the-syntax-of-bh-secondary-predicates"/></text:h>
      <text:p text:style-name="P62">The data presented here lends support to the unified approach to predication pro- posed by Bowers (1993, 2001). Bowers argues that every predication, whether copu- lar, verbal, or secondary, involves a functional Predication Phrase structure like the one in (11).</text:p>
      <text:list text:style-name="L20">
        <text:list-item>
          <text:p text:style-name="P63">Predication Phrase: Basic Structure</text:p>
        </text:list-item>
      </text:list>
      <text:p text:style-name="P64">PrP</text:p>
      <text:p text:style-name="P64">XP</text:p>
      <text:p text:style-name="P64">Subject</text:p>
      <text:p text:style-name="First_20_paragraph">Pr</text:p>
      <text:p text:style-name="Text_20_body">Pr XP</text:p>
      <text:p text:style-name="P65">Predicate</text:p>
      <text:p text:style-name="P65">The head of the Predication Phrase, Pr, may be phonologically null or it may be overt. I have already shown that in Biblical Hebrew the particles <text:span text:style-name="T2">bēth</text:span> and <text:span text:style-name="T2">lamed</text:span> may be optionally employed to mark a nominal predicate. As such, both <text:span text:style-name="T2">bēth</text:span> and <text:span text:style-name="T2">lamed</text:span> can be interpreted as the explicit realization of the functional head Pr.</text:p>
      <text:p text:style-name="P65">I believe this analysis can be supported by cross-linguistic data. According to Gardiner (1957), the Egyptian prepositions <text:span text:style-name="T2">m</text:span>, meaning ‘in,’ and <text:span text:style-name="T2">r</text:span>, meaning ‘to,’ are both used to mark predicates. It is remarkable that Egyptian employs prepositions for this purpose that are exact analogues of Biblical Hebrew <text:span text:style-name="T2">bēth</text:span> and <text:span text:style-name="T2">lamed</text:span>. Several scholars have already noted that the Arabic proclitic <text:span text:style-name="T2">bi</text:span>, a cognate of <text:span text:style-name="T2">bēth</text:span>, is used the same way.8 Even outside the Afro-Asiatic family the preposition meaning ‘in’ is known to have been grammaticalized as a predicate marker in certain environments, in particular the Scottish Gaelic preposition <text:span text:style-name="T2">ann</text:span>9 and the Irish preposition <text:span text:style-name="T2">ina</text:span>.10</text:p>
      <text:p text:style-name="P65">When translating the <text:span text:style-name="T2">bēth</text:span> or <text:span text:style-name="T2">lamed</text:span> of predication into English, the particles may not contribute any specific semantics to the clause, being merely syntactic markers.</text:p>
      <text:list text:style-name="L21">
        <text:list-item>
          <text:p text:style-name="P66">E.g. Manross 1954; Gordon 1981.</text:p>
        </text:list-item>
        <text:list-item>
          <text:p text:style-name="P66">Adger and Ramchand 2003, 332.</text:p>
        </text:list-item>
        <text:list-item>
          <text:p text:style-name="P66">Chung and McCloskey 1987, 179, n. 4.</text:p>
        </text:list-item>
      </text:list>
      <text:p text:style-name="P67">It is not surprising that they are frequently, if not always, best glossed using one of the standard strategies available to English for encoding secondary predicates. These include the unmarked option, as well as the marked options <text:span text:style-name="T2">as</text:span>, <text:span text:style-name="T2">for</text:span>, and <text:span text:style-name="T2">to be</text:span>.11</text:p>
      <text:p text:style-name="P67">Although I am proposing three distinct semantic types of secondary predicate, all three types share the same syntactic structures proposed by Bowers. Subject-oriented predicates, like the PrP<text:span text:style-name="T4">2</text:span> in example (12), adjoin within the main predication PrP<text:span text:style-name="T4">1</text:span>, where it has access to the subject. Bowers suggests that the subject position of PrP<text:span text:style-name="T4">2</text:span> is controlled by PRO.</text:p>
      <text:list text:style-name="L22">
        <text:list-item>
          <text:p text:style-name="P68">Subject-Oriented SP:</text:p>
        </text:list-item>
      </text:list>
      <text:p text:style-name="P69">PrP<text:span text:style-name="T4">1</text:span></text:p>
      <text:p text:style-name="P69">NP</text:p>
      <text:p text:style-name="P69">Subject<text:span text:style-name="T5">i</text:span></text:p>
      <text:p text:style-name="P69">Pr<text:span text:style-name="T4">1</text:span></text:p>
      <text:p text:style-name="P69">Pr<text:span text:style-name="T4">1</text:span> VP</text:p>
      <text:p text:style-name="P69">Pr<text:span text:style-name="T4">1</text:span></text:p>
      <text:p text:style-name="P69">NP</text:p>
      <text:p text:style-name="P69">PrP<text:span text:style-name="T4">2</text:span></text:p>
      <text:p text:style-name="P69">Pr<text:span text:style-name="T4">2</text:span></text:p>
      <text:p text:style-name="First_20_paragraph">PRO<text:span text:style-name="T5">i</text:span></text:p>
      <text:p text:style-name="P70">Pr<text:span text:style-name="T4">2</text:span> XP</text:p>
      <text:p text:style-name="P70">Subject-Oriented SP</text:p>
      <text:p text:style-name="P70">Object-oriented secondary predicates are merged as the complement of V, as in example (13).</text:p>
      <text:list text:style-name="L23">
        <text:list-item>
          <text:p text:style-name="P71">Object-Oriented SP:</text:p>
        </text:list-item>
      </text:list>
      <text:p text:style-name="P72">PrP<text:span text:style-name="T4">1</text:span></text:p>
      <text:p text:style-name="P72">NP</text:p>
      <text:p text:style-name="P72">Subject</text:p>
      <text:p text:style-name="P72">Pr<text:span text:style-name="T4">1</text:span></text:p>
      <text:p text:style-name="P72">Pr<text:span text:style-name="T4">1</text:span> VP</text:p>
      <text:p text:style-name="P72">V PrP<text:span text:style-name="T4">2</text:span> NP</text:p>
      <text:p text:style-name="P72">Pr<text:span text:style-name="T4">2</text:span></text:p>
      <text:p text:style-name="First_20_paragraph">Object</text:p>
      <text:list text:style-name="L24">
        <text:list-item>
          <text:p text:style-name="P73">D’hoedt and Cuyckens 2017, 16-17.</text:p>
        </text:list-item>
      </text:list>
      <text:p text:style-name="P74">Pr<text:span text:style-name="T4">2</text:span> XP</text:p>
      <text:p text:style-name="P74">Object-Oriented SP</text:p>
      <text:p text:style-name="P74">I believe some trivalent verbs, such as <text:span text:style-name="T2">śîm</text:span>, roughly ‘to set,’ may select a Predi- cation Phrase as complement. But other, typically bivalent verbs like <text:span text:style-name="T2">ʿāśâ</text:span>, meaning ‘to do,’ or ‘make,’ can also occur with this same structure. This can be explained if, as argued by Åfarli (2007), languages can have distinct syntactic frames which allow productivity of the structure with new verbs, so long as those verbs are semantically compatible with the structure. That is, I suggest that Biblical Hebrew has a frame for at least the object-oriented secondary predicates that allows typically bivalent verbs to occur as though they were trivalent.</text:p>
      <text:p text:style-name="P74">A final note concerning the Predication Phrase structure. One strength of this structure is that it allows straightforward mapping from syntax to semantics. Each Pr head in the tree is taken to introduce an event variable in the semantic represen- tation.12 Thus, the event variables e<text:span text:style-name="T4">1</text:span> and e<text:span text:style-name="T4">2</text:span> from example (10a) are introduced by PrP<text:span text:style-name="T4">1</text:span> and PrP<text:span text:style-name="T4">2</text:span> in (12) or (13) respectively. Each event variable can be modified by adjoining modifiers within the corresponding Predication Phrase.</text:p>
      <text:h text:style-name="Heading_20_1" text:outline-level="1"><text:bookmark-start text:name="conclusion"/>Conclusion<text:bookmark-end text:name="conclusion"/></text:h>
      <text:p text:style-name="P75">In conclusion, let me summarize the main points of this study. Regarding secondary predicates in Biblical Hebrew I have found the following:</text:p>
      <text:list text:style-name="L25">
        <text:list-item>
          <text:p text:style-name="P76">First, there are three types of secondary predicate, namely depictives, resulta- tives, and purposives.</text:p>
        </text:list-item>
        <text:list-item>
          <text:p text:style-name="P76">Second, depictives and resultatives are attested from various non-finite word classes, including nouns, adjectives, participles, and, perhaps, prepositional phrases. Purposives, however, are strictly nominal.</text:p>
        </text:list-item>
        <text:list-item>
          <text:p text:style-name="P76">Third, in general secondary predicates are never determined by the article, but may be determined by a pronoun suffix or by a proper noun.</text:p>
        </text:list-item>
        <text:list-item>
          <text:p text:style-name="P76">Fourth, secondary predicates may be optionally marked by the proclitic parti- cles <text:span text:style-name="T2">bēth</text:span> or <text:span text:style-name="T2">lamed</text:span>; <text:span text:style-name="T2">bēth</text:span> for depictives and resultatives and <text:span text:style-name="T2">lamed</text:span> for purposives and resultatives.</text:p>
        </text:list-item>
      </text:list>
      <text:p text:style-name="P77">I have followed Bowers (1993, 2001) in employing a unified approach to predication. Within this approach the optional particles <text:span text:style-name="T2">bēth</text:span> and <text:span text:style-name="T2">lamed</text:span> can be analysed as overt realizations of the functional head Pr. A further advantage of this approach is that it allows straightforward mapping from syntax to semantics in that each Pr head is taken to introduce an event variable.</text:p>
      <text:list text:style-name="L26">
        <text:list-item>
          <text:p text:style-name="P78">Cf. Cuervo 2003.</text:p>
        </text:list-item>
      </text:list>
      <text:h text:style-name="Heading_20_1" text:outline-level="1"><text:bookmark-start text:name="references"/>References<text:bookmark-end text:name="references"/></text:h>
      <text:p text:style-name="P79">Adger, David, and Gillian Ramchand. 2003. “Predication and Equation.” <text:span text:style-name="T2">Linguistic Inquiry</text:span> 34 (3): 325–359.</text:p>
      <text:p text:style-name="P79">Åfarli, Tor A. 2007. “Do Verbs Have Argument Structure?” In <text:span text:style-name="T2">Argument Structure,</text:span> edited by Eric Reuland, Tanmoy Bhattacharya, and Giorgos Spathas, 1–16. Amsterdam: John Benjamins.</text:p>
      <text:p text:style-name="P79">Boulet, Jacques E. J. 2018. “The Biblical Hebrew <text:span text:style-name="T2">Bēth Essentiae</text:span>: Predicate Marker.” Paper presented at the H. H. Bingham Colloquium in New Testament Studies. Hamilton, ON, June 15.</text:p>
      <text:p text:style-name="P79">Bowers, John. 1993. “The Syntax of Predication.” <text:span text:style-name="T2">Linguistic Inquiry</text:span> 24 (3): 591–656.</text:p>
      <text:p text:style-name="P79">. 2001. “Predication.” In <text:span text:style-name="T2">The Handbook of Contemporary Syntactic Theory,</text:span></text:p>
      <text:p text:style-name="P79">edited by Mark Baltin and Chris Collins, 299–333. Malden: Blackwell.</text:p>
      <text:p text:style-name="P79">Brown, Francis, Driver S. R., and Charles A. Briggs. 1906. <text:span text:style-name="T2">A Hebrew and English Lexicon of the Old Testament with an Appendix Containing the Biblical Aramaic.</text:span> Oxford: The Clarendon Press.</text:p>
      <text:p text:style-name="P79">Chung, Sandra, and James McCloskey. 1987. “Government, Barriers, and Small Clauses in Modern Irish.” <text:span text:style-name="T2">Linguistic Inquiry</text:span> 18:173–237.</text:p>
      <text:p text:style-name="P79">Cuervo, María Cristina. 2003. “Datives at Large.” PhD diss., MIT.</text:p>
      <text:p text:style-name="P79">D’hoedt, Frauke, and Hubert Cuyckens. 2017. “The Development of the as-Secondary Predicate Construction: Constructionalization and Internalization.” <text:span text:style-name="T2">Language Sciences</text:span> 59:16–35.</text:p>
      <text:p text:style-name="P79">Gardiner, Alan. 1957. <text:span text:style-name="T2">Egyptian Grammar: Being an Introduction to the Study of Hieroglyphs.</text:span> 3rd ed. Oxford: Griffith Institute, Ashmolean Museum.</text:p>
      <text:p text:style-name="P79">Gordon, Cyrus H. 1981. “‘In’ of Predication or Equivalence.” <text:span text:style-name="T2">Journal of Biblical Literature</text:span> 100 (4): 612–613.</text:p>
      <text:p text:style-name="P79">Jenni, Ernst. 1997. “Philologische und linguistische Probleme bei den hebräischen Präpositionen.” In <text:span text:style-name="T2">Studien zur Sprachwelt,</text:span> edited by Beat Huwyler and Klaus Seybold, 174–188. Stuttgart: W. Kohlhammer.</text:p>
      <text:p text:style-name="P79">Joüon, Paul. 1923. “Une série de Beth essentiae méconnus.” <text:span text:style-name="T2">Biblica</text:span> 4 (3): 318–320.</text:p>
      <text:p text:style-name="P79">. 1947. <text:span text:style-name="T2">Grammaire de l’hébreu biblique.</text:span> 2nd ed. Rome: Institut Biblique Pon- tifical.</text:p>
      <text:p text:style-name="P79">Manross, Lawrence N. 1954. “Bêth Essentiae.” <text:span text:style-name="T2">Journal of Biblical Literature</text:span> 73 (4): 238–239.</text:p>
      <text:p text:style-name="P79">Rothstein, Susan. 2011. “Secondary Predicates.” In <text:span text:style-name="T2">Semantics: An International Handbook of Natural Language Meaning,</text:span> edited by Klaus von Heusinger, Claudia Maienborn, and Paul Portner, 2:1442–1262. Berlin: De Gruyter Mouton.</text:p>
      <text:p text:style-name="P79">Schultze-Berndt, Eva, and Nikolaus P. Himmelmann. 2004. “Depictive Secondary Predicates in Crosslinguistic Perspective.” <text:span text:style-name="T2">Linguistic Typology</text:span> 8:59–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Secondary Predicates in Biblical Hebrew</dc:title>
    <dc:description/>
    <dc:subject/>
    <meta:keyword/>
    <meta:initial-creator/>
    <dc:creator/>
    <meta:creation-date>2020-05-21T18:02:28Z</meta:creation-date>
    <dc:date>2020-05-21T18:02:28Z</dc:date>
  </office:meta>
</office:document-meta>
</file>